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frame presentation:style-name="pr1" draw:layer="layout" svg:width="25.199cm" svg:height="17.936cm" svg:x="1.4cm" svg:y="0.837cm" presentation:class="title">
          <draw:text-box>
            <text:p>Unidata Data Distribution System Project Re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cope of Project<text:tab/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lready invested resources</text:p>
                <text:list>
                  <text:list-item>
                    <text:p>~1 FTE-year</text:p>
                  </text:list-item>
                </text:list>
              </text:list-item>
              <text:list-item>
                <text:p>Current developers (FTE fraction)</text:p>
                <text:list>
                  <text:list-item>
                    <text:p>Approximately ½ (if you're lucky)</text:p>
                  </text:list-item>
                </text:list>
              </text:list-item>
              <text:list-item>
                <text:p>Estimated time of termination</text:p>
                <text:list>
                  <text:list-item>
                    <text:p>Unknown</text:p>
                  </text:list-item>
                </text:list>
              </text:list-item>
              <text:list-item>
                <text:p>Subprojects</text:p>
                <text:list>
                  <text:list-item>
                    <text:p>N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External Communit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otential users:</text:p>
                <text:list>
                  <text:list-item>
                    <text:p>Same as with the LDM</text:p>
                  </text:list-item>
                  <text:list-item>
                    <text:p>Anyone with a need to routinely and automatically distribute and process data</text:p>
                  </text:list-item>
                </text:list>
              </text:list-item>
              <text:list-item>
                <text:p>Disciplines: more than with the LDM</text:p>
              </text:list-item>
              <text:list-item>
                <text:p>Other developers: unkn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Potential UPC User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ther Unidata projects</text:p>
                <text:list>
                  <text:list-item>
                    <text:p>THREDDS (TDS), RAMADDA</text:p>
                  </text:list-item>
                </text:list>
              </text:list-item>
              <text:list-item>
                <text:p>Interactions</text:p>
                <text:list>
                  <text:list-item>
                    <text:p>Not a 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Why is UDDsys Important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ommunity needs fulfilled</text:p>
                <text:list>
                  <text:list-item>
                    <text:p>Near real-time access to routine data</text:p>
                  </text:list-item>
                  <text:list-item>
                    <text:p>Routine processing of data (pqact)</text:p>
                  </text:list-item>
                </text:list>
              </text:list-item>
              <text:list-item>
                <text:p>Most important benefits (besides the above)</text:p>
                <text:list>
                  <text:list-item>
                    <text:p>Automatic nature</text:p>
                  </text:list-item>
                  <text:list-item>
                    <text:p>Reliability</text:p>
                  </text:list-item>
                  <text:list-item>
                    <text:p>Ease of use</text:p>
                  </text:list-item>
                  <text:list-item>
                    <text:p>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Recent Accomplishmen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473cm" svg:x="1.4cm" svg:y="0.854cm" presentation:class="title" presentation:user-transformed="true">
          <draw:text-box>
            <text:p>How Could More Resource Be Used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dditional benefits</text:p>
                <text:list>
                  <text:list-item>
                    <text:p>Faster development</text:p>
                  </text:list-item>
                </text:list>
              </text:list-item>
              <text:list-item>
                <text:p>Needed expertise</text:p>
                <text:list>
                  <text:list-item>
                    <text:p>Java, networking, GUI development</text:p>
                  </text:list-item>
                </text:list>
              </text:list-item>
              <text:list-item>
                <text:p>Practicality of fractional FTE</text:p>
                <text:list>
                  <text:list-item>
                    <text:p>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Effect of Dropping Support</text:p>
          </draw:text-box>
        </draw:frame>
        <draw:frame presentation:style-name="pr4" draw:layer="layout" svg:width="25.199cm" svg:height="13.75cm" svg:x="1.4cm" svg:y="4.914cm" presentation:class="outline" presentation:user-transformed="true">
          <draw:text-box>
            <text:list text:style-name="L2">
              <text:list-item>
                <text:p>Estimated level of open-source support</text:p>
                <text:list>
                  <text:list-item>
                    <text:p>Potentially high but probably too soon</text:p>
                  </text:list-item>
                </text:list>
              </text:list-item>
              <text:list-item>
                <text:p>Usefulness without support</text:p>
                <text:list>
                  <text:list-item>
                    <text:p>Useless</text:p>
                  </text:list-item>
                </text:list>
              </text:list-item>
              <text:list-item>
                <text:p>Alternative projects</text:p>
                <text:list>
                  <text:list-item>
                    <text:p>Pull projects (THREDDS, RAMADDA) maybe (no routine, automatic, near real-time processing)</text:p>
                  </text:list-item>
                </text:list>
              </text:list-item>
              <text:list-item>
                <text:p>Practicality of “sustain” mode</text:p>
                <text:list>
                  <text:list-item>
                    <text:p>Not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Project Weaknesses</text:p>
          </draw:text-box>
        </draw:frame>
        <draw:frame presentation:style-name="pr4" draw:layer="layout" svg:width="25.199cm" svg:height="15.916cm" svg:x="1.4cm" svg:y="4.914cm" presentation:class="outline" presentation:user-transformed="true">
          <draw:text-box>
            <text:list text:style-name="L2">
              <text:list-item>
                <text:p>Insufficient resources?</text:p>
                <text:list>
                  <text:list-item>
                    <text:p>Yes</text:p>
                  </text:list-item>
                </text:list>
              </text:list-item>
              <text:list-item>
                <text:p>Missing expertise</text:p>
                <text:list>
                  <text:list-item>
                    <text:p>GUI development?</text:p>
                  </text:list-item>
                </text:list>
              </text:list-item>
              <text:list-item>
                <text:p>Insufficient user feedback</text:p>
                <text:list>
                  <text:list-item>
                    <text:p>Yes</text:p>
                  </text:list-item>
                </text:list>
              </text:list-item>
              <text:list-item>
                <text:p>Dependencies on other projects</text:p>
                <text:list>
                  <text:list-item>
                    <text:p>None</text:p>
                  </text:list-item>
                </text:list>
              </text:list-item>
              <text:list-item>
                <text:p>Van index</text:p>
                <text:list>
                  <text:list-item>
                    <text:p>1 (danger, danger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4-Month Pla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New functionality</text:p>
                <text:list>
                  <text:list-item>
                    <text:p>Automatic topology restructuring</text:p>
                  </text:list-item>
                  <text:list-item>
                    <text:p>pqact-like capability (besides FILE)</text:p>
                  </text:list-item>
                </text:list>
              </text:list-item>
              <text:list-item>
                <text:p>Planned resource reallocation: n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Major Long-Term Pla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1-Year goals &amp; priorities</text:p>
                <text:list>
                  <text:list-item>
                    <text:p>Release &amp; improve</text:p>
                  </text:list-item>
                </text:list>
              </text:list-item>
              <text:list-item>
                <text:p>Planning guidance</text:p>
                <text:list>
                  <text:list-item>
                    <text:p>Currently none</text:p>
                  </text:list-item>
                  <text:list-item>
                    <text:p>Would like s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06T15:58:59</meta:creation-date>
    <meta:editing-duration>PT02H24M14S</meta:editing-duration>
    <meta:editing-cycles>5</meta:editing-cycles>
    <meta:generator>OpenOffice.org/3.2$Win32 OpenOffice.org_project/320m18$Build-9502</meta:generator>
    <meta:initial-creator>Steve Emmerson</meta:initial-creator>
    <dc:date>2010-09-07T10:55:32.19</dc:date>
    <dc:creator>Steve Emmerson</dc:cre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